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e1df8"/>
    </style:style>
    <style:style style:name="P3" style:family="paragraph" style:parent-style-name="Standard" style:list-style-name="L1">
      <style:text-properties officeooo:paragraph-rsid="000ee899"/>
    </style:style>
    <style:style style:name="P4" style:family="paragraph" style:parent-style-name="Standard" style:list-style-name="L1">
      <style:text-properties style:font-name="Liberation Serif" fo:font-size="12pt" style:font-size-asian="12pt" style:font-size-complex="12pt"/>
    </style:style>
    <style:style style:name="P5" style:family="paragraph" style:parent-style-name="Standard" style:list-style-name="L1">
      <style:text-properties style:font-name="Liberation Serif" fo:font-size="12pt" officeooo:paragraph-rsid="000bcbee" style:font-size-asian="12pt" style:font-size-complex="12pt"/>
    </style:style>
    <style:style style:name="P6" style:family="paragraph" style:parent-style-name="Standard" style:list-style-name="L1">
      <style:text-properties style:font-name="Liberation Serif" fo:font-size="12pt" officeooo:paragraph-rsid="000ad580" style:font-size-asian="12pt" style:font-size-complex="12pt"/>
    </style:style>
    <style:style style:name="P7" style:family="paragraph" style:parent-style-name="Standard" style:list-style-name="L1">
      <style:text-properties style:font-name="Liberation Serif" fo:font-size="12pt" officeooo:rsid="000ad580" officeooo:paragraph-rsid="000ad580" style:font-size-asian="12pt" style:font-size-complex="12pt"/>
    </style:style>
    <style:style style:name="P8" style:family="paragraph" style:parent-style-name="Standard" style:list-style-name="L1">
      <style:text-properties style:font-name="Liberation Serif" fo:font-size="12pt" officeooo:rsid="000bcbee" officeooo:paragraph-rsid="000bcbee" style:font-size-asian="12pt" style:font-size-complex="12pt"/>
    </style:style>
    <style:style style:name="P9"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10" style:family="paragraph" style:parent-style-name="Standard" style:list-style-name="L1">
      <style:text-properties style:font-name="Liberation Serif" fo:font-size="12pt" fo:font-weight="normal" officeooo:paragraph-rsid="00086223" style:font-size-asian="12pt" style:font-weight-asian="normal" style:font-size-complex="12pt" style:font-weight-complex="normal"/>
    </style:style>
    <style:style style:name="P11" style:family="paragraph" style:parent-style-name="Standard" style:list-style-name="L1">
      <style:text-properties style:font-name="Liberation Serif" fo:font-size="12pt" fo:font-weight="normal" officeooo:paragraph-rsid="000ee899" style:font-size-asian="12pt" style:font-weight-asian="normal" style:font-size-complex="12pt" style:font-weight-complex="normal"/>
    </style:style>
    <style:style style:name="P12"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P13" style:family="paragraph" style:parent-style-name="Standard" style:list-style-name="L1">
      <style:text-properties style:font-name="Liberation Serif" fo:font-size="12pt" fo:font-weight="bold" officeooo:paragraph-rsid="000ee899" style:font-size-asian="12pt" style:font-weight-asian="bold" style:font-size-complex="12pt" style:font-weight-complex="bold"/>
    </style:style>
    <style:style style:name="P14" style:family="paragraph" style:parent-style-name="Standard" style:list-style-name="L1">
      <style:text-properties style:font-name="Liberation Serif" fo:font-size="12pt" fo:font-weight="bold" officeooo:paragraph-rsid="0010de2a"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0e1df8" style:font-size-asian="12pt" style:font-size-complex="12pt"/>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normal" officeooo:rsid="000e1df8" style:font-size-asian="12pt" style:font-weight-asian="normal" style:font-size-complex="12pt" style:font-weight-complex="normal"/>
    </style:style>
    <style:style style:name="T5" style:family="text">
      <style:text-properties style:font-name="Liberation Serif" fo:font-size="12pt" fo:font-weight="normal" officeooo:rsid="000ee899"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officeooo:rsid="00086223"/>
    </style:style>
    <style:style style:name="T9" style:family="text">
      <style:text-properties officeooo:rsid="00091502"/>
    </style:style>
    <style:style style:name="T10" style:family="text">
      <style:text-properties officeooo:rsid="000ad580"/>
    </style:style>
    <style:style style:name="T11" style:family="text">
      <style:text-properties officeooo:rsid="000bcbee"/>
    </style:style>
    <style:style style:name="T12" style:family="text">
      <style:text-properties officeooo:rsid="000e1df8"/>
    </style:style>
    <style:style style:name="T13" style:family="text">
      <style:text-properties officeooo:rsid="000ee899"/>
    </style:style>
    <style:style style:name="T14" style:family="text">
      <style:text-properties fo:font-weight="normal" officeooo:rsid="000ee899" style:font-weight-asian="normal" style:font-weight-complex="normal"/>
    </style:style>
    <style:style style:name="T15" style:family="text">
      <style:text-properties officeooo:rsid="0010de2a"/>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03864612" text:style-name="L1">
        <text:list-item>
          <text:p text:style-name="P4">Overview</text:p>
          <text:list>
            <text:list-item>
              <text:p text:style-name="P1"><text:span text:style-name="T1">The Open Source Processor Emulator (QEMU) is a machine emulator and </text:span><text:span text:style-name="T2">OS </text:span><text:span text:style-name="T1">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4">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4">Choosing a host</text:p>
          <text:list>
            <text:list-item>
              <text:p text:style-name="P4">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4">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text:span text:style-name="T12">the kernel from which it was compiled matches the kernel into which it will execute.</text:span> This tutorial chooses to utilize the same host and virtualized OSes, thus compiling the NVME compliance test suite can occur in either the host or the virtualized system.</text:p>
            </text:list-item>
            <text:list-item>
              <text:p text:style-name="P4">For the purposes of this tutorial, the chosen host OS was Ubuntu 10.10 Server 64b, kernel 2.6.35-22-server</text:p>
            </text:list-item>
          </text:list>
        </text:list-item>
        <text:list-item>
          <text:p text:style-name="P7">Get <text:span text:style-name="T11">the software</text:span></text:p>
          <text:list>
            <text:list-item>
              <text:p text:style-name="P8">Create a directory called “nvme”. This is where all subsequent github repo's should be cloned.</text:p>
            </text:list-item>
            <text:list-item>
              <text:p text:style-name="P5"><text:span text:style-name="T11">Clone</text:span><text:span text:style-name="T10"> the </text:span><text:span text:style-name="T11">nvmeqemu repo</text:span><text:span text:style-name="T10"> from </text:span><text:a xlink:type="simple" xlink:href="https://github.com/nvmeqemu"><text:span text:style-name="T11">https://github.com/nvmeqemu</text:span></text:a><text:span text:style-name="T11"> </text:span></text:p>
            </text:list-item>
            <text:list-item>
              <text:p text:style-name="P5"><text:span text:style-name="T11">Clone all 3 repos from from </text:span><text:a xlink:type="simple" xlink:href="https://github.com/nvmecompliance"><text:span text:style-name="T11">https://github.com/nvmecompliance</text:span></text:a><text:span text:style-name="T11"> </text:span></text:p>
            </text:list-item>
            <text:list-item>
              <text:p text:style-name="P8">After cloning you should have the following directory structure</text:p>
              <text:list>
                <text:list-item>
                  <text:p text:style-name="P8">nvme/qemu</text:p>
                </text:list-item>
                <text:list-item>
                  <text:p text:style-name="P8">nvme/tnvme</text:p>
                </text:list-item>
                <text:list-item>
                  <text:p text:style-name="P8">nvme/dnvme</text:p>
                </text:list-item>
                <text:list-item>
                  <text:p text:style-name="P8">nvme/manage</text:p>
                </text:list-item>
              </text:list>
            </text:list-item>
            <text:list-item>
              <text:p text:style-name="P6"><text:span text:style-name="T10">NOTE: This document makes certain assumptions about the knowledge of where to get the software</text:span><text:span text:style-name="T11">, how to clone a repo, what is the github workflow, etc</text:span><text:span text:style-name="T10"> I may be helpful to also reference the </text:span><text:span text:style-name="T11">compSuitePreso.pdf </text:span><text:span text:style-name="T10">presentation located at </text:span><text:a xlink:type="simple" xlink:href="https://github.com/nvmecompliance/tnvme/tree/master/Doc"><text:span text:style-name="T10">https://github.com/nvmecompliance/tnvme/tree/master/Doc</text:span></text:a><text:span text:style-name="T10"> for a </text:span><text:span text:style-name="T11">better</text:span><text:span text:style-name="T10"> understanding of the actions you will be expected to perform.</text:span></text:p>
            </text:list-item>
          </text:list>
        </text:list-item>
        <text:list-item>
          <text:p text:style-name="P4">Compile QEMU on the host OS</text:p>
          <text:list>
            <text:list-item>
              <text:p text:style-name="P4">Execute the shell script <text:span text:style-name="T6">nvme/manage/buildQemu.sh</text:span></text:p>
              <text:list>
                <text:list-item>
                  <text:p text:style-name="P9"><text:soft-page-break/>If the script fails during the “.configure” operation you may need additional libraries installed. For Ubuntu 10.10 Server 64b the following had to be performed.</text:p>
                  <text:list>
                    <text:list-item>
                      <text:p text:style-name="P9">sudo apt-get install linux-headers-2.6.35-22-server</text:p>
                    </text:list-item>
                    <text:list-item>
                      <text:p text:style-name="P9">sudo apt-get install zlib1g-dev</text:p>
                    </text:list-item>
                    <text:list-item>
                      <text:p text:style-name="P9">sudo apt-get install libsdl-dev</text:p>
                    </text:list-item>
                    <text:list-item>
                      <text:p text:style-name="P9">sudo apt-get install libaio-dev</text:p>
                    </text:list-item>
                  </text:list>
                </text:list-item>
              </text:list>
            </text:list-item>
            <text:list-item>
              <text:p text:style-name="P4">The resulting executable is nvme/qemu/x86_64-softmnu/qemu-system-x86_64/qemu-system-x86_64</text:p>
            </text:list-item>
          </text:list>
        </text:list-item>
        <text:list-item>
          <text:p text:style-name="P2"><text:span text:style-name="T1">Make a virtual HD for QEMU on the host OS</text:span></text:p>
          <text:list>
            <text:list-item>
              <text:p text:style-name="P4">Execute the shell script <text:span text:style-name="T6">nvme/manage/vdiskCreate.sh</text:span></text:p>
            </text:list-item>
          </text:list>
        </text:list-item>
        <text:list-item>
          <text:p text:style-name="P2"><text:span text:style-name="T3">Locate and download a Linux based 64b OS to virtualize; </text:span><text:span text:style-name="T4">save it to the host OS</text:span></text:p>
          <text:list>
            <text:list-item>
              <text:p text:style-name="P12">mkdir nvme/manage/vkernel</text:p>
            </text:list-item>
            <text:list-item>
              <text:p text:style-name="P9">Download the iso file into directory <text:span text:style-name="T6">nvme/manage/vkernel</text:span></text:p>
            </text:list-item>
          </text:list>
        </text:list-item>
        <text:list-item>
          <text:p text:style-name="P9">Install the chosen virtualized OS to the virtual HD <text:span text:style-name="T12">from within the host OS</text:span></text:p>
          <text:list>
            <text:list-item>
              <text:p text:style-name="P12">cd nvme/manage</text:p>
            </text:list-item>
            <text:list-item>
              <text:p text:style-name="P12">./runQemu.sh &lt;your_virtual_HD_filename&gt; &lt;your_iso_image_filename&gt;</text:p>
              <text:list>
                <text:list-item>
                  <text:p text:style-name="P9">A terminal windows should launch into view booting from the supplied ISO file.</text:p>
                </text:list-item>
                <text:list-item>
                  <text:p text:style-name="P9">Follow through the usual actions to install the OS onto the virtual HD.</text:p>
                </text:list-item>
                <text:list-item>
                  <text:p text:style-name="P9">Feel free to partition/format/re-initialize virtual HD as necessary.</text:p>
                </text:list-item>
                <text:list-item>
                  <text:p text:style-name="P9">At the end of a successful installation reboot the virtual machine. The machine won't actually reboot, but it will stop all daemons and execute down to run level 1. At this point simply close the QEMU terminal window.</text:p>
                </text:list-item>
                <text:list-item>
                  <text:p text:style-name="P9">PROBLEMS?</text:p>
                  <text:list>
                    <text:list-item>
                      <text:p text:style-name="P9">Seeing “Could not access KVM kernel module: No such file or directory” ?</text:p>
                    </text:list-item>
                    <text:list-item>
                      <text:p text:style-name="P9">Seeing “failed to initialize KVM: No such file or directory” ?</text:p>
                      <text:list>
                        <text:list-item>
                          <text:p text:style-name="P9">1<text:span text:style-name="T7">st</text:span> make sure your system BIOS has enabled the “VT-X” or “Intel Virtualization Technology” features.</text:p>
                        </text:list-item>
                        <text:list-item>
                          <text:p text:style-name="P9">2<text:span text:style-name="T7">nd</text:span> verify you have installed the proper kernel module to take advantage of virtualization technology. Install “KVM” or “qemu-KVM” packages and reboot.</text:p>
                        </text:list-item>
                        <text:list-item>
                          <text:p text:style-name="P9">3<text:span text:style-name="T7">rd</text:span> If your CPU/PC doesn't support virtualization technology then this may not be a viable machine to use. In fact the qemu operation will be so slow it may simply frustrate you.</text:p>
                        </text:list-item>
                      </text:list>
                    </text:list-item>
                  </text:list>
                </text:list-item>
              </text:list>
            </text:list-item>
          </text:list>
        </text:list-item>
        <text:list-item>
          <text:p text:style-name="P9">Boot the virtual machine from the virtual HD <text:span text:style-name="T13">from within the host OS.</text:span></text:p>
          <text:list>
            <text:list-item>
              <text:p text:style-name="P12">cd nvme/manage</text:p>
            </text:list-item>
            <text:list-item>
              <text:p text:style-name="P12">./runQemu.sh &lt;your_virtual_HD_filename&gt;</text:p>
            </text:list-item>
          </text:list>
        </text:list-item>
        <text:list-item>
          <text:p text:style-name="P9">Virtual machine overhead (optional)</text:p>
          <text:list>
            <text:list-item>
              <text:p text:style-name="P9">There will most likely be some slowness in the virtual OS. This can be minimized by choosing to boot multiuser run level 3, i.e. the command line, no GUI environment.</text:p>
            </text:list-item>
            <text:list-item>
              <text:p text:style-name="P9">Boot to run level 3</text:p>
              <text:list>
                <text:list-item>
                  <text:p text:style-name="P9">Fedora/RHEL</text:p>
                  <text:list>
                    <text:list-item>
                      <text:p text:style-name="P12">sudo vi /etc/inittab</text:p>
                      <text:list>
                        <text:list-item>
                          <text:p text:style-name="P9">Seek for the line “id:5:initdefault:”</text:p>
                          <text:list>
                            <text:list-item>
                              <text:p text:style-name="P9">Change '5' to '3'</text:p>
                            </text:list-item>
                          </text:list>
                        </text:list-item>
                        <text:list-item>
                          <text:p text:style-name="P9">Save the file and reboot.</text:p>
                        </text:list-item>
                      </text:list>
                    </text:list-item>
                    <text:list-item>
                      <text:p text:style-name="P9">Command “telinit” can also change run levels dynamically</text:p>
                      <text:list>
                        <text:list-item>
                          <text:p text:style-name="P9">levels</text:p>
                          <text:list>
                            <text:list-item>
                              <text:p text:style-name="P9">0: shutdown</text:p>
                            </text:list-item>
                            <text:list-item>
                              <text:p text:style-name="P9">1: single user mode (root only)</text:p>
                            </text:list-item>
                            <text:list-item>
                              <text:p text:style-name="P9"><text:soft-page-break/>2: multiuser, w/o networking</text:p>
                            </text:list-item>
                            <text:list-item>
                              <text:p text:style-name="P9">3: multiuser</text:p>
                            </text:list-item>
                            <text:list-item>
                              <text:p text:style-name="P9">5: XWindows</text:p>
                            </text:list-item>
                            <text:list-item>
                              <text:p text:style-name="P9">6: restart</text:p>
                            </text:list-item>
                          </text:list>
                        </text:list-item>
                      </text:list>
                    </text:list-item>
                  </text:list>
                </text:list-item>
                <text:list-item>
                  <text:p text:style-name="P9">Ubuntu</text:p>
                  <text:list>
                    <text:list-item>
                      <text:p text:style-name="P12">sudo vim /etc/default/grub</text:p>
                      <text:list>
                        <text:list-item>
                          <text:p text:style-name="P9">Replace the line GRUB_CMDLINE_LINUX_DEFAULT="??????" with GRUB_CMDLINE_LINUX_DEFAULT="text"</text:p>
                        </text:list-item>
                      </text:list>
                    </text:list-item>
                    <text:list-item>
                      <text:p text:style-name="P12">sudo update-grub</text:p>
                    </text:list-item>
                    <text:list-item>
                      <text:p text:style-name="P12">sudo reboot</text:p>
                    </text:list-item>
                  </text:list>
                </text:list-item>
              </text:list>
            </text:list-item>
          </text:list>
        </text:list-item>
        <text:list-item>
          <text:p text:style-name="P9">Build the NVME compliance test suite </text:p>
          <text:list>
            <text:list-item>
              <text:p text:style-name="P11"><text:span text:style-name="T13">Notes</text:span></text:p>
              <text:list>
                <text:list-item>
                  <text:p text:style-name="P11">The tnvme test application must be able to find the virtualized NVME hardware. The hardware is made available to the virtualized OS due to the compiling of QEMU done previously. Thus, tnvme/<text:span text:style-name="T13">dnvme</text:span> must be compiled to execute on the virtualized OS.</text:p>
                </text:list-item>
                <text:list-item>
                  <text:p text:style-name="P11">If the host OS and the virtualized OS are identical then compilation can occur on the host OS <text:span text:style-name="T13">which will be faster</text:span>. Otherwise the source must be made available to the virtualized OS environment to allow compiling <text:span text:style-name="T13">from within the virtual OS.</text:span></text:p>
                </text:list-item>
                <text:list-item>
                  <text:p text:style-name="P11"><text:span text:style-name="T13">You may be interested in sharing files between the host and virtual OSes. </text:span><text:span text:style-name="T15">After launching QEMU you could mount the host OS into the virtual OS's file system using the fuse package. You might need to install the fuse package for this to work. After login to the virtual OS you could run a script to mount the host OS as follows:</text:span></text:p>
                  <text:list>
                    <text:list-item>
                      <text:p text:style-name="P14"><text:span text:style-name="T15">echo &lt;PASSWORD&gt; | sshfs &lt;USERNAME&gt;@&lt;HOST_OS_NAME&gt;:/home/&lt;HOST_OS_HOME_DIR&gt; /media/&lt;HOST_OS_NAME&gt; -o password_stdin -o nonempty,gid=0</text:span></text:p>
                    </text:list-item>
                  </text:list>
                </text:list-item>
              </text:list>
            </text:list-item>
            <text:list-item>
              <text:p text:style-name="P3"><text:span text:style-name="T5">Build and install the NVME compliance test driver </text:span></text:p>
              <text:list>
                <text:list-item>
                  <text:p text:style-name="P11">Build the kernel module <text:span text:style-name="T13">from within the virtual OS</text:span></text:p>
                  <text:list>
                    <text:list-item>
                      <text:p text:style-name="P13">cd nvme/dnvme</text:p>
                    </text:list-item>
                    <text:list-item>
                      <text:p text:style-name="P11">Edit the Makefile's KDIR variable to point to the location of your virtual machines installed header files.</text:p>
                    </text:list-item>
                    <text:list-item>
                      <text:p text:style-name="P13">make</text:p>
                    </text:list-item>
                  </text:list>
                </text:list-item>
                <text:list-item>
                  <text:p text:style-name="P11">Install the kernel module in the virtual OS</text:p>
                  <text:list>
                    <text:list-item>
                      <text:p text:style-name="P13"><text:span text:style-name="T13">sudo insmod dnvme.ko</text:span></text:p>
                    </text:list-item>
                  </text:list>
                </text:list-item>
              </text:list>
            </text:list-item>
            <text:list-item>
              <text:p text:style-name="P13"><text:span text:style-name="T14">Build the NVME compliance test application</text:span></text:p>
              <text:list>
                <text:list-item>
                  <text:p text:style-name="P10"><text:span text:style-name="T8">For the latest </text:span><text:span text:style-name="T9">information</text:span><text:span text:style-name="T8"> </text:span><text:span text:style-name="T9">pertaining to dependencies </text:span><text:span text:style-name="T8">see: </text:span><text:a xlink:type="simple" xlink:href="https://github.com/nvmecompliance/tnvme/wiki/Compiling"><text:span text:style-name="T8">https://github.com/nvmecompliance/tnvme/wiki/Compiling</text:span></text:a><text:span text:style-name="T8"> </text:span></text:p>
                </text:list-item>
                <text:list-item>
                  <text:p text:style-name="P12">cd nvme/tnvme</text:p>
                </text:list-item>
                <text:list-item>
                  <text:p text:style-name="P12">make</text:p>
                </text:list-item>
              </text:list>
            </text:list-item>
          </text:list>
        </text:list-item>
        <text:list-item>
          <text:p text:style-name="P9">Run the NVME compliance test suite <text:span text:style-name="T13">from within the virtual OS</text:span></text:p>
          <text:list>
            <text:list-item>
              <text:p text:style-name="P12">cd nvme/manage</text:p>
            </text:list-item>
            <text:list-item>
              <text:p text:style-name="P12">./runtnvme.sh</text:p>
              <text:list>
                <text:list-item>
                  <text:p text:style-name="P9">This s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2-02-21T13:02:31</dc:date>
    <meta:editing-duration>PT04H03M24S</meta:editing-duration>
    <meta:editing-cycles>43</meta:editing-cycles>
    <meta:generator>OpenOffice.org/3.2$Unix OpenOffice.org_project/320m19$Build-9505</meta:generator>
    <dc:creator>Todd Rentmeester</dc:creator>
    <meta:document-statistic meta:table-count="0" meta:image-count="0" meta:object-count="0" meta:page-count="3" meta:paragraph-count="88" meta:word-count="1260" meta:character-count="8152"/>
  </office:meta>
</office:document-meta>
</file>